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36789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21810a"/>
    </style:style>
    <style:style style:name="P10" style:family="paragraph" style:parent-style-name="Standard" style:list-style-name="L1">
      <style:text-properties officeooo:rsid="0034c47b" officeooo:paragraph-rsid="0034c47b"/>
    </style:style>
    <style:style style:name="P11" style:family="paragraph" style:parent-style-name="Standard" style:list-style-name="L2">
      <style:text-properties officeooo:paragraph-rsid="00109aa5"/>
    </style:style>
    <style:style style:name="P12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3ee2b3" officeooo:paragraph-rsid="003ee2b3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paragraph-rsid="003c3b00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3021ce" officeooo:paragraph-rsid="003021ce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3021ce" officeooo:paragraph-rsid="003021ce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3e4cb9" officeooo:paragraph-rsid="0036789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5">
      <style:text-properties style:font-name="DejaVu Sans Condensed" fo:font-size="12pt" officeooo:rsid="00148c7a" officeooo:paragraph-rsid="00334363" style:font-size-asian="12pt" style:font-size-complex="12pt"/>
    </style:style>
    <style:style style:name="P21" style:family="paragraph" style:parent-style-name="Standard" style:list-style-name="L14">
      <style:text-properties style:font-name="DejaVu Sans Condensed" fo:font-size="12pt" officeooo:paragraph-rsid="00109aa5" style:font-size-asian="12pt" style:font-size-complex="12pt"/>
    </style:style>
    <style:style style:name="P22" style:family="paragraph" style:parent-style-name="Standard" style:list-style-name="L4">
      <style:text-properties officeooo:paragraph-rsid="0031641c"/>
    </style:style>
    <style:style style:name="P23" style:family="paragraph" style:parent-style-name="Standard" style:list-style-name="L4">
      <style:text-properties officeooo:paragraph-rsid="00353667"/>
    </style:style>
    <style:style style:name="P24" style:family="paragraph" style:parent-style-name="Standard" style:list-style-name="L4">
      <style:text-properties officeooo:paragraph-rsid="00367895"/>
    </style:style>
    <style:style style:name="P25" style:family="paragraph" style:parent-style-name="Standard" style:list-style-name="L4">
      <style:text-properties fo:color="#c9211e" loext:opacity="100%" officeooo:rsid="003ee2b3" officeooo:paragraph-rsid="003ee2b3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" fo:font-size="12pt" officeooo:rsid="00383686" officeooo:paragraph-rsid="003567d3" style:font-size-asian="12pt" style:font-size-complex="12pt"/>
    </style:style>
    <style:style style:name="P27" style:family="paragraph" style:parent-style-name="Standard" style:list-style-name="L10">
      <style:text-properties style:text-line-through-style="none" style:text-line-through-type="none" style:font-name="DejaVu Sans Condensed" fo:font-size="12pt" officeooo:rsid="00383686" officeooo:paragraph-rsid="00367895" style:font-size-asian="12pt" style:font-size-complex="12pt"/>
    </style:style>
    <style:style style:name="P28" style:family="paragraph" style:parent-style-name="Standard" style:list-style-name="L10">
      <style:text-properties style:text-line-through-style="none" style:text-line-through-type="none" style:font-name="DejaVu Sans Condensed" fo:font-size="12pt" officeooo:rsid="00334363" officeooo:paragraph-rsid="003c3b00" style:font-size-asian="12pt" style:font-size-complex="12pt"/>
    </style:style>
    <style:style style:name="P29" style:family="paragraph" style:parent-style-name="Standard" style:list-style-name="L14">
      <style:text-properties style:text-line-through-style="none" style:text-line-through-type="none" style:font-name="DejaVu Sans Condensed" fo:font-size="12pt" officeooo:rsid="0034c47b" officeooo:paragraph-rsid="00353667" style:font-size-asian="12pt" style:font-size-complex="12pt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3686" officeooo:paragraph-rsid="003567d3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567d3" officeooo:paragraph-rsid="003567d3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text-properties officeooo:paragraph-rsid="003c3b00"/>
    </style:style>
    <style:style style:name="P33" style:family="paragraph" style:parent-style-name="Standard" style:list-style-name="L5">
      <style:text-properties officeooo:rsid="003567d3" officeooo:paragraph-rsid="003567d3"/>
    </style:style>
    <style:style style:name="P34" style:family="paragraph" style:parent-style-name="Standard" style:list-style-name="L6">
      <style:text-properties officeooo:paragraph-rsid="003567d3"/>
    </style:style>
    <style:style style:name="P35" style:family="paragraph" style:parent-style-name="Standard" style:list-style-name="L8">
      <style:text-properties officeooo:paragraph-rsid="00109aa5"/>
    </style:style>
    <style:style style:name="P36" style:family="paragraph" style:parent-style-name="Standard" style:list-style-name="L9">
      <style:text-properties officeooo:paragraph-rsid="003c3b00"/>
    </style:style>
    <style:style style:name="P37" style:family="paragraph" style:parent-style-name="Standard" style:list-style-name="L10">
      <style:text-properties officeooo:paragraph-rsid="00367895"/>
    </style:style>
    <style:style style:name="P38" style:family="paragraph" style:parent-style-name="Standard" style:list-style-name="L10">
      <style:text-properties style:text-line-through-style="solid" style:text-line-through-type="single" style:font-name="DejaVu Sans Condensed" fo:font-size="12pt" officeooo:rsid="00361e90" officeooo:paragraph-rsid="00361e90" style:font-size-asian="12pt" style:font-size-complex="12pt"/>
    </style:style>
    <style:style style:name="P39" style:family="paragraph" style:parent-style-name="Standard" style:list-style-name="L13">
      <style:text-properties officeooo:paragraph-rsid="003567d3"/>
    </style:style>
    <style:style style:name="P40" style:family="paragraph" style:parent-style-name="Standard" style:list-style-name="L15">
      <style:text-properties officeooo:paragraph-rsid="0031641c"/>
    </style:style>
    <style:style style:name="P41" style:family="paragraph" style:parent-style-name="Standard" style:list-style-name="L15">
      <style:text-properties officeooo:paragraph-rsid="00334363"/>
    </style:style>
    <style:style style:name="P42" style:family="paragraph" style:parent-style-name="Standard" style:list-style-name="L15">
      <style:text-properties officeooo:paragraph-rsid="0038d42e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367895" style:font-weight-asian="bold" style:font-weight-complex="bold"/>
    </style:style>
    <style:style style:name="T8" style:family="text">
      <style:text-properties fo:font-weight="bold" officeooo:rsid="0037101f" style:font-weight-asian="bold" style:font-weight-complex="bold"/>
    </style:style>
    <style:style style:name="T9" style:family="text">
      <style:text-properties fo:font-weight="bold" officeooo:rsid="003c3b00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e445c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6789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e9e79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1e18cf" style:font-size-asian="12pt" style:font-size-complex="12pt"/>
    </style:style>
    <style:style style:name="T26" style:family="text">
      <style:text-properties style:font-name="DejaVu Sans Condensed" fo:font-size="12pt" officeooo:rsid="00148c7a" style:font-size-asian="12pt" style:font-size-complex="12pt"/>
    </style:style>
    <style:style style:name="T27" style:family="text">
      <style:text-properties style:font-name="DejaVu Sans Condensed" fo:font-size="12pt" officeooo:rsid="0018178b" style:font-size-asian="12pt" style:font-size-complex="12pt"/>
    </style:style>
    <style:style style:name="T28" style:family="text">
      <style:text-properties style:font-name="DejaVu Sans Condensed" fo:font-size="12pt" officeooo:rsid="003021ce" style:font-size-asian="12pt" style:font-size-complex="12pt"/>
    </style:style>
    <style:style style:name="T29" style:family="text">
      <style:text-properties style:font-name="DejaVu Sans Condensed" fo:font-size="12pt" officeooo:rsid="003e4cb9" style:font-size-asian="12pt" style:font-size-complex="12pt"/>
    </style:style>
    <style:style style:name="T30" style:family="text">
      <style:text-properties style:font-name="DejaVu Sans Condensed" fo:font-size="12pt" officeooo:rsid="001fcda3" style:font-size-asian="12pt" style:font-size-complex="12pt"/>
    </style:style>
    <style:style style:name="T31" style:family="text">
      <style:text-properties style:font-name="DejaVu Sans Condensed" fo:font-size="12pt" officeooo:rsid="0031641c" style:font-size-asian="12pt" style:font-size-complex="12pt"/>
    </style:style>
    <style:style style:name="T32" style:family="text">
      <style:text-properties style:font-name="DejaVu Sans Condensed" fo:font-size="12pt" officeooo:rsid="00334363" style:font-size-asian="12pt" style:font-size-complex="12pt"/>
    </style:style>
    <style:style style:name="T33" style:family="text">
      <style:text-properties style:font-name="DejaVu Sans Condensed" fo:font-size="12pt" officeooo:rsid="0034c47b" style:font-size-asian="12pt" style:font-size-complex="12pt"/>
    </style:style>
    <style:style style:name="T34" style:family="text">
      <style:text-properties style:font-name="DejaVu Sans Condensed" fo:font-size="12pt" officeooo:rsid="00367895" style:font-size-asian="12pt" style:font-size-complex="12pt"/>
    </style:style>
    <style:style style:name="T35" style:family="text">
      <style:text-properties style:font-name="DejaVu Sans Condensed" fo:font-size="12pt" officeooo:rsid="0037101f" style:font-size-asian="12pt" style:font-size-complex="12pt"/>
    </style:style>
    <style:style style:name="T36" style:family="text">
      <style:text-properties style:font-name="DejaVu Sans Condensed" fo:font-size="12pt" officeooo:rsid="003fad68" style:font-size-asian="12pt" style:font-size-complex="12pt"/>
    </style:style>
    <style:style style:name="T37" style:family="text">
      <style:text-properties style:font-name="DejaVu Sans Condensed" fo:font-size="12pt" officeooo:rsid="0040b099" style:font-size-asian="12pt" style:font-size-complex="12pt"/>
    </style:style>
    <style:style style:name="T38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39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40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41" style:family="text">
      <style:text-properties style:font-name="DejaVu Sans Condensed" fo:font-size="12pt" fo:font-style="normal" officeooo:rsid="0034c47b" style:font-size-asian="12pt" style:font-style-asian="normal" style:font-size-complex="12pt" style:font-style-complex="normal"/>
    </style:style>
    <style:style style:name="T42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021ce" style:font-weight-asian="normal" style:font-weight-complex="normal"/>
    </style:style>
    <style:style style:name="T45" style:family="text">
      <style:text-properties fo:font-weight="normal" officeooo:rsid="00148c7a" style:font-weight-asian="normal" style:font-weight-complex="normal"/>
    </style:style>
    <style:style style:name="T46" style:family="text">
      <style:text-properties fo:font-weight="normal" officeooo:rsid="003567d3" style:font-weight-asian="normal" style:font-weight-complex="normal"/>
    </style:style>
    <style:style style:name="T47" style:family="text">
      <style:text-properties fo:font-weight="normal" officeooo:rsid="00334363" style:font-weight-asian="normal" style:font-weight-complex="normal"/>
    </style:style>
    <style:style style:name="T48" style:family="text">
      <style:text-properties fo:font-weight="normal" officeooo:rsid="00367895" style:font-weight-asian="normal" style:font-weight-complex="normal"/>
    </style:style>
    <style:style style:name="T49" style:family="text">
      <style:text-properties fo:font-weight="normal" officeooo:rsid="00353667" style:font-weight-asian="normal" style:font-weight-complex="normal"/>
    </style:style>
    <style:style style:name="T50" style:family="text">
      <style:text-properties style:text-line-through-style="none" style:text-line-through-type="none"/>
    </style:style>
    <style:style style:name="T51" style:family="text">
      <style:text-properties style:text-line-through-style="none" style:text-line-through-type="none" fo:font-weight="normal" officeooo:rsid="00256106" style:font-weight-asian="normal" style:font-weight-complex="normal"/>
    </style:style>
    <style:style style:name="T52" style:family="text">
      <style:text-properties style:text-line-through-style="none" style:text-line-through-type="none" fo:font-weight="normal" officeooo:rsid="003ec678" style:font-weight-asian="normal" style:font-weight-complex="normal"/>
    </style:style>
    <style:style style:name="T53" style:family="text">
      <style:text-properties style:text-line-through-style="none" style:text-line-through-type="none" fo:font-weight="normal" officeooo:rsid="0031641c" style:font-weight-asian="normal" style:font-weight-complex="normal"/>
    </style:style>
    <style:style style:name="T54" style:family="text">
      <style:text-properties style:text-line-through-style="none" style:text-line-through-type="none" fo:font-weight="normal" officeooo:rsid="00334363" style:font-weight-asian="normal" style:font-weight-complex="normal"/>
    </style:style>
    <style:style style:name="T55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56" style:family="text">
      <style:text-properties style:text-line-through-style="none" style:text-line-through-type="none" fo:font-weight="normal" officeooo:rsid="0038d42e" style:font-weight-asian="normal" style:font-weight-complex="normal"/>
    </style:style>
    <style:style style:name="T57" style:family="text">
      <style:text-properties style:text-line-through-style="none" style:text-line-through-type="none" fo:font-weight="normal" officeooo:rsid="003567d3" style:font-weight-asian="normal" style:font-weight-complex="normal"/>
    </style:style>
    <style:style style:name="T58" style:family="text">
      <style:text-properties style:text-line-through-style="none" style:text-line-through-type="none" fo:font-weight="normal" officeooo:rsid="00367895" style:font-weight-asian="normal" style:font-weight-complex="normal"/>
    </style:style>
    <style:style style:name="T59" style:family="text">
      <style:text-properties style:text-line-through-style="none" style:text-line-through-type="none" fo:font-weight="normal" officeooo:rsid="00361e90" style:font-weight-asian="normal" style:font-weight-complex="normal"/>
    </style:style>
    <style:style style:name="T60" style:family="text">
      <style:text-properties style:text-line-through-style="none" style:text-line-through-type="none" officeooo:rsid="00383686"/>
    </style:style>
    <style:style style:name="T61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62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63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64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65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66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67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68" style:family="text">
      <style:text-properties style:text-line-through-style="none" style:text-line-through-type="none" style:font-name="DejaVu Sans Condensed" fo:font-size="12pt" officeooo:rsid="003567d3" style:font-size-asian="12pt" style:font-size-complex="12pt"/>
    </style:style>
    <style:style style:name="T69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70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7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officeooo:rsid="003021ce"/>
    </style:style>
    <style:style style:name="T87" style:family="text">
      <style:text-properties style:text-line-through-style="none" style:text-line-through-type="none" officeooo:rsid="00334363"/>
    </style:style>
    <style:style style:name="T88" style:family="text">
      <style:text-properties officeooo:rsid="0031641c"/>
    </style:style>
    <style:style style:name="T89" style:family="text">
      <style:text-properties officeooo:rsid="00334363"/>
    </style:style>
    <style:style style:name="T90" style:family="text">
      <style:text-properties officeooo:rsid="0034c47b"/>
    </style:style>
    <style:style style:name="T91" style:family="text">
      <style:text-properties officeooo:rsid="00353667"/>
    </style:style>
    <style:style style:name="T92" style:family="text">
      <style:text-properties officeooo:rsid="003567d3"/>
    </style:style>
    <style:style style:name="T93" style:family="text">
      <style:text-properties officeooo:rsid="00367895"/>
    </style:style>
    <style:style style:name="T94" style:family="text">
      <style:text-properties officeooo:rsid="0036c594"/>
    </style:style>
    <style:style style:name="T95" style:family="text">
      <style:text-properties officeooo:rsid="0038d42e"/>
    </style:style>
    <style:style style:name="T96" style:family="text">
      <style:text-properties officeooo:rsid="00399741"/>
    </style:style>
    <style:style style:name="T97" style:family="text">
      <style:text-properties officeooo:rsid="003c3b0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8"><text:span text:style-name="T16">1</text:span><text:span text:style-name="T20">0</text:span><text:span text:style-name="T16">2</text:span><text:span text:style-name="T17"> - </text:span><text:span text:style-name="T18">Controls - </text:span><text:span text:style-name="T21">Gunner - </text:span><text:span text:style-name="T14">Throttle </text:span><text:span text:style-name="T19">Grip</text:span><text:span text:style-name="T23"> TADS</text:span></text:p>
      <text:p text:style-name="P6">U=Up, D=Down, F=Forward, B=Backward, L=Left, R=Right, P=Press, S-*=Shift-<text:span text:style-name="T11">*</text:span>, L-*=Long-<text:span text:style-name="T11">*</text:span></text:p>
      <text:p text:style-name="P6"/>
      <text:p text:style-name="P7"><text:span text:style-name="T13">Top</text:span><text:span text:style-name="T14"> </text:span><text:span text:style-name="T15">H</text:span><text:span text:style-name="T14">at</text:span><text:span text:style-name="T22"> -- Cursor Controller/Enter hat (LHG), Cursor Display Select button (LHG)</text:span></text:p>
      <text:list xml:id="list1851694340" text:style-name="L1">
        <text:list-item>
          <text:p text:style-name="P9"><text:span text:style-name="T39">U</text:span><text:span text:style-name="T40">/D/</text:span><text:span text:style-name="T41">F</text:span><text:span text:style-name="T40">/</text:span><text:span text:style-name="T41">B</text:span><text:span text:style-name="T39">: </text:span><text:span text:style-name="T40">Cursor controller</text:span><text:span text:style-name="T42"> (LHG)</text:span></text:p>
        </text:list-item>
        <text:list-item>
          <text:p text:style-name="P9"><text:span text:style-name="T40">P</text:span><text:span text:style-name="T39">: </text:span><text:span text:style-name="T40">Cursor enter</text:span><text:span text:style-name="T42"> (LHG)</text:span></text:p>
        </text:list-item>
        <text:list-item>
          <text:p text:style-name="P10"><text:span text:style-name="T40">S</text:span><text:span text:style-name="T38">-P: Cursor display select</text:span><text:span text:style-name="T42"> (LHG)</text:span></text:p>
        </text:list-item>
      </text:list>
      <text:p text:style-name="P1"><text:span text:style-name="T1">Top</text:span> <text:span text:style-name="T12">H</text:span>at <text:span text:style-name="T12">Ri</text:span>ng</text:p>
      <text:list xml:id="list2911889102" text:style-name="L2">
        <text:list-item>
          <text:p text:style-name="P11"><text:span text:style-name="T25">F/B</text:span><text:span text:style-name="T26">: --</text:span></text:p>
        </text:list-item>
      </text:list>
      <text:p text:style-name="P1"><text:span text:style-name="T1">Middle </text:span><text:span text:style-name="T12">H</text:span><text:span text:style-name="T1">at</text:span> -- <text:span text:style-name="T2">"</text:span>Comm<text:span text:style-name="T2">unications switch"</text:span></text:p>
      <text:list xml:id="list1780310424" text:style-name="L3">
        <text:list-item>
          <text:p text:style-name="P12">U: (SRS radio 1 PTT)</text:p>
        </text:list-item>
        <text:list-item>
          <text:p text:style-name="P12">D: (SRS radio 2 PTT)</text:p>
        </text:list-item>
        <text:list-item>
          <text:p text:style-name="P13">F: (SRS radio 3 PTT)</text:p>
        </text:list-item>
      </text:list>
      <text:p text:style-name="P3"><text:span text:style-name="T4">B</text:span><text:span text:style-name="T5">ottom </text:span><text:span text:style-name="T6">H</text:span><text:span text:style-name="T5">at</text:span><text:span text:style-name="T7"> -- Sight Select hat (RHG), Sight Slave button (RHG), (shifted) FCR Mode hat (LHG), FCR Cued Search button (LHG)</text:span></text:p>
      <text:list xml:id="list1132413824" text:style-name="L4">
        <text:list-item>
          <text:p text:style-name="P25"><text:span text:style-name="T29">I</text:span><text:span text:style-name="T24">MPORTANT NOTE: Manual says active trigger (cyclic or TADS) is determined by which Sight Select hat is used</text:span><text:span text:style-name="T36">??</text:span><text:span text:style-name="T37"> <text:s/>(Quick Start Manual p. 277)</text:span></text:p>
        </text:list-item>
        <text:list-item>
          <text:p text:style-name="P22"><text:span text:style-name="T29">U</text:span><text:span text:style-name="T30">: </text:span><text:span text:style-name="T33">Sight Select </text:span><text:span text:style-name="T64">HMD (IHADSS)</text:span><text:span text:style-name="T67"> (RHG)</text:span></text:p>
        </text:list-item>
        <text:list-item>
          <text:p text:style-name="P23"><text:span text:style-name="T29">D</text:span><text:span text:style-name="T30">: </text:span><text:bookmark text:name="page43R_mcid151"/><text:span text:style-name="T33">Sight Select </text:span><text:span text:style-name="T70">LINK</text:span><text:span text:style-name="T67"> (RHG) (s</text:span><text:span text:style-name="T65">ets FCR</text:span><text:span text:style-name="T66"> or TADS to</text:span><text:span text:style-name="T65"> </text:span><text:span text:style-name="T67">LOS </text:span><text:span text:style-name="T66">of TADS or FCR, depending on which is selected</text:span><text:span text:style-name="T67">)</text:span></text:p>
        </text:list-item>
        <text:list-item>
          <text:p text:style-name="P23"><text:span text:style-name="T74">F</text:span><text:span text:style-name="T75">: </text:span><text:span text:style-name="T80">Sight Select </text:span><text:span text:style-name="T76">TADS</text:span><text:span text:style-name="T81"> (RHG)</text:span></text:p>
        </text:list-item>
        <text:list-item>
          <text:p text:style-name="P23"><text:span text:style-name="T31">B</text:span><text:span text:style-name="T30">: </text:span><text:span text:style-name="T33">Sight Select </text:span><text:span text:style-name="T64">FCR</text:span><text:span text:style-name="T67"> (RHG)</text:span></text:p>
        </text:list-item>
        <text:list-item>
          <text:p text:style-name="P22"><text:span text:style-name="T76">P</text:span><text:span text:style-name="T77">: </text:span><text:span text:style-name="T81">Sight Slave toggle (RHG)</text:span></text:p>
        </text:list-item>
        <text:list-item>
          <text:p text:style-name="P24"><text:span text:style-name="T64">S-</text:span><text:span text:style-name="T61">U</text:span><text:span text:style-name="T62">: FCR </text:span><text:span text:style-name="T68">Mode </text:span><text:span text:style-name="T62">ATM (Air Target Mode)</text:span><text:span text:style-name="T82"> (LHG)</text:span></text:p>
        </text:list-item>
        <text:list-item>
          <text:p text:style-name="P24"><text:span text:style-name="T62">S-</text:span><text:span text:style-name="T61">D</text:span><text:span text:style-name="T62">: FCR </text:span><text:span text:style-name="T68">Mode </text:span><text:span text:style-name="T62">GTM (Ground Target Mode)</text:span><text:span text:style-name="T82"> (LHG)</text:span></text:p>
        </text:list-item>
        <text:list-item>
          <text:p text:style-name="P26">S-<text:span text:style-name="T93">F</text:span>: FCR <text:span text:style-name="T92">Mode </text:span>RMAP (Radar Map mode)<text:span text:style-name="T46"> (LHG)</text:span></text:p>
        </text:list-item>
        <text:list-item>
          <text:p text:style-name="P30"><text:span text:style-name="T91">S-</text:span><text:span text:style-name="T93">B</text:span><text:span text:style-name="T91">: FCR </text:span><text:span text:style-name="T92">Mode </text:span><text:span text:style-name="T91">TPM (Terrain Profiles Mode)</text:span><text:span text:style-name="T92"> (LHG)</text:span></text:p>
        </text:list-item>
        <text:list-item>
          <text:p text:style-name="P31"><text:span text:style-name="T91">S</text:span>-P: FCR Cued Search (LHG) (cues radar to threat emitter and searches; FCR must be active sight<text:span text:style-name="T96"> or LINKed to TADS</text:span>)</text:p>
        </text:list-item>
      </text:list>
      <text:p text:style-name="P2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text:span text:style-name="T93"> -- </text:span><text:span text:style-name="T97">LMC button (LHG)</text:span><text:span text:style-name="T93">, (shifted) FCR Scan Switch (LHG)</text:span></text:p>
      <text:list xml:id="list867207889" text:style-name="L5">
        <text:list-item>
          <text:p text:style-name="P32"><text:span text:style-name="T26">P: </text:span><text:span text:style-name="T83">LMC (</text:span><text:span text:style-name="T78">Linear Motion Compensat</text:span><text:span text:style-name="T83">or)</text:span><text:span text:style-name="T78"> toggle</text:span><text:span text:style-name="T83"> (LHG)</text:span></text:p>
        </text:list-item>
        <text:list-item>
          <text:p text:style-name="P33"><text:span text:style-name="T81">S</text:span><text:span text:style-name="T71">-P: FCR Scan switch forward (LHG) (S-SCAN, single sweep)</text:span></text:p>
        </text:list-item>
      </text:list>
      <text:p text:style-name="P5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text:span text:style-name="T7"> -- </text:span><text:span text:style-name="T9">Store/Update switch (L</text:span><text:span text:style-name="T7">HG), (shifted) FCR Scan Switch (LHG)</text:span></text:p>
      <text:list xml:id="list186878764" text:style-name="L6">
        <text:list-item>
          <text:p text:style-name="P14"><text:span text:style-name="T1">P:</text:span><text:span text:style-name="T88"> </text:span><text:span text:style-name="T55">Store</text:span><text:span text:style-name="T57">/Update switch STORE (</text:span><text:span text:style-name="T58">L</text:span><text:span text:style-name="T57">HG)</text:span><text:span text:style-name="T59"> (Stores selected sensor LOS as a point)</text:span></text:p>
        </text:list-item>
        <text:list-item>
          <text:p text:style-name="P34"><text:span text:style-name="T81">S-P: FCR Scan switch </text:span><text:span text:style-name="T82">back </text:span><text:span text:style-name="T81">(LHG) (</text:span><text:span text:style-name="T82">C</text:span><text:span text:style-name="T81">-SCAN, </text:span><text:span text:style-name="T82">continuous scanning</text:span><text:span text:style-name="T81">)</text:span></text:p>
        </text:list-item>
      </text:list>
      <text:p text:style-name="P3"><text:span text:style-name="T4">B</text:span><text:span text:style-name="T5">ottom </text:span><text:span text:style-name="T6">T</text:span><text:span text:style-name="T5">humb </text:span><text:span text:style-name="T6">B</text:span><text:span text:style-name="T5">utton</text:span><text:span text:style-name="T7"> -- Missile Advance button (RHG)</text:span></text:p>
      <text:list xml:id="list3782135203" text:style-name="L7">
        <text:list-item>
          <text:p text:style-name="P15">P: <text:span text:style-name="T90">Missile Advance (RHG) (only used with Manual Hellfire missile sequencing)</text:span></text:p>
        </text:list-item>
      </text:list>
      <text:p text:style-name="P2"><text:span text:style-name="T1">M</text:span><text:span text:style-name="T10">inistick</text:span><text:span text:style-name="T93"> -- Sight Manual Tracker hat (RHG), </text:span><text:span text:style-name="T97">LRFD Trigger </text:span><text:span text:style-name="T93">(</text:span><text:span text:style-name="T97">R</text:span><text:span text:style-name="T93">HG)</text:span></text:p>
      <text:list xml:id="list4045033226" text:style-name="L8">
        <text:list-item>
          <text:p text:style-name="P35"><text:span text:style-name="T27">Axes: </text:span><text:span text:style-name="T28">Sight Manual Tracker ("Thumbforce controller")</text:span><text:span text:style-name="T34"> (RHG)</text:span></text:p>
        </text:list-item>
      </text:list>
      <text:list xml:id="list1394143854" text:style-name="L9">
        <text:list-item>
          <text:p text:style-name="P36"><text:span text:style-name="T78">P: </text:span><text:span text:style-name="T79">Laser 1st detent (ranging only)</text:span><text:span text:style-name="T81"> (RHG)</text:span></text:p>
        </text:list-item>
      </text:list>
      <text:p text:style-name="P1"><text:span text:style-name="T1">Middle </text:span><text:span text:style-name="T12">F</text:span><text:span text:style-name="T1">inger </text:span><text:span text:style-name="T12">H</text:span><text:span text:style-name="T1">at</text:span><text:span text:style-name="T93"> -- TADS FOV hat (LHG), </text:span><text:span text:style-name="T97">LRFD Trigger</text:span><text:span text:style-name="T93"> (</text:span><text:span text:style-name="T97">R</text:span><text:span text:style-name="T93">HG), (shifted) FCR Scan Size hat (RHG)</text:span></text:p>
      <text:list xml:id="list1958091810" text:style-name="L10">
        <text:list-item>
          <text:p text:style-name="P17"><text:span text:style-name="T50">U</text:span><text:span text:style-name="T60">:</text:span><text:span text:style-name="T86"> TADS FOV </text:span><text:span text:style-name="T60">Wide</text:span><text:span text:style-name="T87"> (LHG)</text:span></text:p>
        </text:list-item>
        <text:list-item>
          <text:p text:style-name="P37"><text:span text:style-name="T61">D</text:span><text:span text:style-name="T62">: </text:span><text:span text:style-name="T63">TADS FOV </text:span><text:span text:style-name="T62">Zoom</text:span><text:span text:style-name="T69"> (LHG)</text:span></text:p>
        </text:list-item>
        <text:list-item>
          <text:p text:style-name="P27">R: <text:span text:style-name="T44">TADS FOV </text:span><text:span text:style-name="T43">Narrow</text:span><text:span text:style-name="T47"> (LHG)</text:span></text:p>
        </text:list-item>
        <text:list-item>
          <text:p text:style-name="P27"><text:span text:style-name="T43">L: </text:span><text:span text:style-name="T44">TADS FOV </text:span><text:span text:style-name="T43">Medium</text:span><text:span text:style-name="T47"> (LHG)</text:span></text:p>
        </text:list-item>
        <text:list-item>
          <text:p text:style-name="P28"><text:span text:style-name="T45">P: </text:span><text:span text:style-name="T43">Laser 2nd detent (ranging and designation)</text:span><text:span text:style-name="T49"> (RHG)</text:span></text:p>
        </text:list-item>
        <text:list-item>
          <text:p text:style-name="P38"><text:span text:style-name="T46">S</text:span><text:span text:style-name="T43">-P: Store/Update switch UPDT (</text:span><text:span text:style-name="T48">LH</text:span><text:span text:style-name="T43">G) (TADS position update or flyover update)</text:span><text:span text:style-name="T48"> (is this needed?)</text:span></text:p>
        </text:list-item>
        <text:list-item>
          <text:p text:style-name="P37"><text:span text:style-name="T68">S-</text:span><text:span text:style-name="T61">U</text:span><text:span text:style-name="T62">: FCR </text:span><text:span text:style-name="T63">Scan Size </text:span><text:span text:style-name="T62">Wide</text:span><text:span text:style-name="T63"> (90 deg arc)</text:span><text:span text:style-name="T68"> (RHG)</text:span></text:p>
        </text:list-item>
        <text:list-item>
          <text:p text:style-name="P37"><text:span text:style-name="T68">S-</text:span><text:span text:style-name="T61">D</text:span><text:span text:style-name="T62">: FCR </text:span><text:span text:style-name="T63">Scan Size </text:span><text:span text:style-name="T62">Zoom</text:span><text:span text:style-name="T63"> (15 deg arc)</text:span><text:span text:style-name="T68"> (RHG)</text:span></text:p>
        </text:list-item>
        <text:list-item>
          <text:p text:style-name="P27"><text:span text:style-name="T92">S-</text:span>R: <text:span text:style-name="T43">FCR </text:span><text:span text:style-name="T44">Scan Size </text:span><text:span text:style-name="T43">Narrow</text:span><text:span text:style-name="T44"> (30 deg arc)</text:span><text:span text:style-name="T46"> (RHG)</text:span></text:p>
        </text:list-item>
        <text:list-item>
          <text:p text:style-name="P27"><text:span text:style-name="T46">S-</text:span><text:span text:style-name="T43">L: FCR </text:span><text:span text:style-name="T44">Scan Size </text:span><text:span text:style-name="T43">Medium</text:span><text:span text:style-name="T44"> (45 deg arc)</text:span><text:span text:style-name="T46"> (RHG)</text:span>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xml:id="list2520427934" text:style-name="L11">
        <text:list-item>
          <text:p text:style-name="P18">U/D: --</text:p>
        </text:list-item>
      </text:list>
      <text:p text:style-name="P2"><text:span text:style-name="T1">P</text:span><text:span text:style-name="T10">inky </text:span><text:span text:style-name="T12">S</text:span><text:span text:style-name="T1">witch</text:span><text:span text:style-name="T94"> -- LST Mode switch (RHG), (shifted) IAT Polarity switch (RHG)</text:span></text:p>
      <text:list xml:id="list2402815167" text:style-name="L12">
        <text:list-item>
          <text:p text:style-name="P16">U: <text:span text:style-name="T89">LST </text:span><text:span text:style-name="T94">Mode </text:span><text:span text:style-name="T89">Automatic (enables LST with 4-bar scan around current LOS) (LHG)</text:span></text:p>
        </text:list-item>
        <text:list-item>
          <text:p text:style-name="P16"><text:span text:style-name="T89">P</text:span>: <text:span text:style-name="T89">LST </text:span><text:span text:style-name="T94">Mode </text:span><text:span text:style-name="T89">Off (LHG)</text:span></text:p>
        </text:list-item>
        <text:list-item>
          <text:p text:style-name="P19"><text:span text:style-name="T89">D</text:span>: <text:span text:style-name="T89">LST </text:span><text:span text:style-name="T94">Mode </text:span><text:span text:style-name="T89">Manual (enables LST and sets TADS tracking mode to Manual) (LHG)</text:span></text:p>
        </text:list-item>
      </text:list>
      <text:list xml:id="list4022941562" text:style-name="L13">
        <text:list-item>
          <text:p text:style-name="P39"><text:span text:style-name="T68">S-</text:span><text:span text:style-name="T32">U: IAT </text:span><text:span text:style-name="T35">P</text:span><text:span text:style-name="T32">olarity White (tracks light objects) (RHG)</text:span></text:p>
        </text:list-item>
        <text:list-item>
          <text:p text:style-name="P39"><text:span text:style-name="T68">S-</text:span><text:span text:style-name="T32">P: IAT </text:span><text:span text:style-name="T35">P</text:span><text:span text:style-name="T32">olarity Auto (RHG)</text:span></text:p>
        </text:list-item>
        <text:list-item>
          <text:p text:style-name="P39"><text:span text:style-name="T68">S-</text:span><text:span text:style-name="T32">D: IAT </text:span><text:span text:style-name="T35">P</text:span><text:span text:style-name="T32">olarity Black (tracks dark objects) (RHG)</text:span></text:p>
        </text:list-item>
      </text:list>
      <text:p text:style-name="P4"><text:span text:style-name="T4">P</text:span><text:span text:style-name="T3">inky </text:span><text:span text:style-name="T6">B</text:span><text:span text:style-name="T3">utton</text:span><text:span text:style-name="T7"> -- Image Auto Track/Offset switch</text:span><text:span text:style-name="T8"> (LHG)</text:span></text:p>
      <text:list xml:id="list2338480188" text:style-name="L14">
        <text:list-item>
          <text:p text:style-name="P21"><text:span text:style-name="T1">P: </text:span><text:span text:style-name="T89">Image Autotracker </text:span><text:span text:style-name="T91">switch up</text:span><text:span text:style-name="T89"> (LHG)</text:span><text:span text:style-name="T91"> (short: enables autotrack as primary track; long: activates manual sizing of the tracking gates)</text:span></text:p>
        </text:list-item>
        <text:list-item>
          <text:p text:style-name="P29"><text:span text:style-name="T91">S-</text:span><text:span text:style-name="T1">P: </text:span><text:span text:style-name="T89">Image Autotracker </text:span><text:span text:style-name="T91">switch down </text:span><text:span text:style-name="T89">(LHG)</text:span><text:span text:style-name="T91"> (when offset tracking, returns TADS to primary track; when not offset tracking, deletes the current track (primary or secondary))</text:span></text:p>
        </text:list-item>
      </text:list>
      <text:p text:style-name="P1">Pinky <text:span text:style-name="T12">W</text:span>heel<text:span text:style-name="T93"> -- </text:span><text:span text:style-name="T95">TADS </text:span><text:span text:style-name="T93">Sensor Select switch</text:span><text:span text:style-name="T95"> (LHG)</text:span><text:span text:style-name="T93">, </text:span><text:span text:style-name="T95">FLIR Polarity button (RHG), </text:span><text:span text:style-name="T93">FCR C-Scope button</text:span><text:span text:style-name="T95"> (RHG)</text:span></text:p>
      <text:list xml:id="list1643151254" text:style-name="L15">
        <text:list-item>
          <text:p text:style-name="P40"><text:span text:style-name="T74">F</text:span><text:span text:style-name="T72">: </text:span><text:span text:style-name="T79">TADS Sensor Select </text:span><text:span text:style-name="T84">switch </text:span><text:span text:style-name="T73">FLIR</text:span><text:span text:style-name="T79"> (LHG)</text:span></text:p>
        </text:list-item>
        <text:list-item>
          <text:p text:style-name="P20"><text:span text:style-name="T53">B</text:span><text:span text:style-name="T51">: </text:span><text:span text:style-name="T54">TADS Sensor Select </text:span><text:span text:style-name="T56">switch </text:span><text:span text:style-name="T53">D</text:span><text:span text:style-name="T52">TV</text:span><text:span text:style-name="T54"> (LHG)</text:span></text:p>
        </text:list-item>
        <text:list-item>
          <text:p text:style-name="P41"><text:span text:style-name="T73">P</text:span><text:span text:style-name="T74">: FLIR Polarity </text:span><text:span text:style-name="T84">button</text:span><text:span text:style-name="T79"> (RHG)</text:span><text:span text:style-name="T84"> (toggles TADS FLIR WHOT/BHOT)</text:span></text:p>
        </text:list-item>
        <text:list-item>
          <text:p text:style-name="P42"><text:span text:style-name="T79">S-P: FCR C-Scope </text:span><text:span text:style-name="T84">button </text:span><text:span text:style-name="T85">(RHG)</text:span><text:span text:style-name="T84"> (toggles </text:span><text:span text:style-name="T79">az/el radar view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2T16:44:05.562000000</dc:date>
    <meta:editing-duration>PT4H7M3S</meta:editing-duration>
    <meta:editing-cycles>4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63" meta:word-count="624" meta:character-count="3447" meta:non-whitespace-character-count="2933"/>
  </office:meta>
</office:document-meta>
</file>